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text-position="0% 100%" fo:font-size="10pt" fo:letter-spacing="-0.053cm" officeooo:rsid="001cf7e3" officeooo:paragraph-rsid="001cf7e3" fo:background-color="transparent" style:font-size-asian="10pt" style:font-size-complex="10pt" loext:shadow="none"/>
    </style:style>
  </office:automatic-styles>
  <office:body>
    <office:text text:use-soft-page-breaks="true"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ga o eletricista,</text:p>
      <text:p text:style-name="P1">curioso, ele vai agindo estranho,</text:p>
      <text:p text:style-name="P1">subindo pela parede, como uma lagartixa,</text:p>
      <text:p text:style-name="P1">ele verifica toda a rede, nao sabe agir como um inseto.</text:p>
      <text:p text:style-name="P1"/>
      <text:p text:style-name="P1">banana, doce, pao, e cafe.nada.corp, is a org - as it is nothing more than an way to regorganize energy flow. We develop beyond</text:p>
      <text:p text:style-name="P1"/>
      <text:p text:style-name="P1">from cofee to intergalactic, dimensional, and paradoxal distances</text:p>
      <text:p text:style-name="P1"/>
      <text:p text:style-name="P1">from a time being, there was a text that said: every world I wrote, collide with my own tought, the transcendent power</text:p>
      <text:p text:style-name="P1">I keep unfold, to generate the vortex to the next one</text:p>
      <text:p text:style-name="P1"><text:s text:c="3"/>...</text:p>
      <text:p text:style-name="P1"><text:s text:c="4"/>:</text:p>
      <text:p text:style-name="P1"><text:s text:c="4"/>.</text:p>
      <text:p text:style-name="P1"><text:s text:c="3"/>...</text:p>
      <text:p text:style-name="P1"><text:s text:c="4"/>:</text:p>
      <text:p text:style-name="P1"><text:s text:c="4"/>.</text:p>
      <text:p text:style-name="P1"><text:s text:c="4"/>:</text:p>
      <text:p text:style-name="P1"><text:s text:c="3"/>:.:</text:p>
      <text:p text:style-name="P1"><text:s text:c="4"/>:</text:p>
      <text:p text:style-name="P1"><text:s text:c="4"/>.</text:p>
      <text:p text:style-name="P1"><text:s text:c="4"/>:</text:p>
      <text:p text:style-name="P1"><text:s text:c="3"/>...</text:p>
      <text:p text:style-name="P1"><text:s text:c="4"/>.</text:p>
      <text:p text:style-name="P1"><text:s text:c="4"/>:</text:p>
      <text:p text:style-name="P1"><text:s text:c="3"/>...</text:p>
      <text:p text:style-name="P1"><text:s text:c="3"/>: :</text:p>
      <text:p text:style-name="P1"><text:s text:c="4"/>.</text:p>
      <text:p text:style-name="P1"><text:s text:c="4"/>:</text:p>
      <text:p text:style-name="P1"><text:s text:c="3"/>...</text:p>
      <text:p text:style-name="P1"><text:s text:c="3"/>: :</text:p>
      <text:p text:style-name="P1"><text:s text:c="4"/>.</text:p>
      <text:p text:style-name="P1"><text:s text:c="4"/>:</text:p>
      <text:p text:style-name="P1"><text:s text:c="3"/>...</text:p>
      <text:p text:style-name="P1"><text:s text:c="3"/>: :</text:p>
      <text:p text:style-name="P1"><text:s text:c="4"/>.</text:p>
      <text:p text:style-name="P1"><text:s text:c="4"/>:</text:p>
      <text:p text:style-name="P1"><text:s text:c="3"/>...</text:p>
      <text:p text:style-name="P1"><text:s text:c="3"/>: :</text:p>
      <text:p text:style-name="P1"/>
      <text:p text:style-name="P1">the program was proposely lost, because it was too much of primal</text:p>
      <text:p text:style-name="P1"><text:s text:c="4"/>even: when a service is needed, it could be payd if is possible, or, as the repair ghaters or cumulate resources.</text:p>
      <text:p text:style-name="P1"/>
      <text:p text:style-name="P1"><text:s text:c="4"/>the system is stored in the chain, so there is no bureocraty institution to be paid for the transaction.</text:p>
      <text:p text:style-name="P1"><text:s text:c="4"/>the energy and infrastructe already pay their state taxes, so the system is free, based on the human info</text:p>
      <text:p text:style-name="P1"><text:s text:c="4"/>freedom</text:p>
      <text:p text:style-name="P1"/>
      <text:p text:style-name="P1"><text:s text:c="4"/>users can create and store programs in the web.</text:p>
      <text:p text:style-name="P1"><text:s text:c="4"/></text:p>
      <text:p text:style-name="P1"><text:s text:c="4"/>ex.1: study plan: time and the cost to acomplish, including user living cost;</text:p>
      <text:p text:style-name="P1"><text:s text:c="4"/>ex.2: work plan: time; cost to acomplish, including user living cost; goal; tasks; improvements; input's/output's</text:p>
      <text:p text:style-name="P1"/>
      <text:p text:style-name="P1">if the strings are program strings</text:p>
      <text:p text:style-name="P1">and a program string is a variable(as a string):</text:p>
      <text:p text:style-name="P1"><text:s/>string = string_program(var)</text:p>
      <text:p text:style-name="P1"><text:s text:c="4"/>for each var:</text:p>
      <text:p text:style-name="P1"><text:s text:c="8"/>string_program(var) + string_program(raw_input.var)</text:p>
      <text:p text:style-name="P1"/>
      <text:p text:style-name="P1"><text:soft-page-break/>----------------------------------------------------------------------------------------------------------------------</text:p>
      <text:p text:style-name="P1">######################################################################################################################</text:p>
      <text:p text:style-name="P1">#&lt;#&gt;######### Better viewed in half, or full screen mode. This 3 lines must fit exactly into the window ##########&lt;#&gt;</text:p>
      <text:p text:style-name="P1">######################################################################################################################</text:p>
      <text:p text:style-name="P1"/>
      <text:p text:style-name="P1">|trabalho <text:s text:c="54"/>| estudo <text:s text:c="32"/>|</text:p>
      <text:p text:style-name="P1">|custo energético de manutenção do corpo(energia*tempo) <text:s text:c="8"/>| custo energético de manutenção do corpo|</text:p>
      <text:p text:style-name="P1">|funçao do trabalho(execuçao*tempo) <text:s text:c="28"/>| função de trabalho(eC+necessidade) <text:s text:c="4"/>|</text:p>
      <text:p text:style-name="P1">|remuneração pela função de trabalho <text:s text:c="27"/>| remuneração pelo função de trabalho <text:s text:c="3"/>|</text:p>
      <text:p text:style-name="P1"/>
      <text:p text:style-name="P1">t = time</text:p>
      <text:p text:style-name="P1">d = distance, dimension, peers</text:p>
      <text:p text:style-name="P1">e = energia aplicada</text:p>
      <text:p text:style-name="P1">w = trabalho</text:p>
      <text:p text:style-name="P1">n = necessidade</text:p>
      <text:p text:style-name="P1">F = função</text:p>
      <text:p text:style-name="P1">Fw = função de trabalho</text:p>
      <text:p text:style-name="P1">eC = Custo energetico de manutenção do sistema</text:p>
      <text:p text:style-name="P1">rFw = Remuneração pela função de trabalho</text:p>
      <text:p text:style-name="P1">tw = tempo(t) de trabalho</text:p>
      <text:p text:style-name="P1">tE = tempo(t) de estudo</text:p>
      <text:p text:style-name="P1"/>
      <text:p text:style-name="P1">Trabalho(w) é equivalente ao alcance(d) do trabalho(w):</text:p>
      <text:p text:style-name="P1"/>
      <text:p text:style-name="P1"><text:s text:c="4"/>w = e * d</text:p>
      <text:p text:style-name="P1"/>
      <text:p text:style-name="P1">calcula-se a função(F) de trabalho(w), multiplicando trabalho(w) por tempo(t):</text:p>
      <text:p text:style-name="P1"><text:s text:c="4"/></text:p>
      <text:p text:style-name="P1"><text:s text:c="4"/>Fw = w * t</text:p>
      <text:p text:style-name="P1"/>
      <text:p text:style-name="P1">Se o usuario(usr) utiliza energia(e) para viver, e passa a utilizar mais para atividades emergentes como estudar e/ou trabalhar, passa a existir o custo de energia(e), a necessidade(n) de energia(e) para o (usr), equivale ao numero de usr's, multiplicado pelo tempo estudo(E) somado ao tempo(t) de trabalho(w):</text:p>
      <text:p text:style-name="P1"/>
      <text:p text:style-name="P1"><text:s text:c="4"/>usr = (tE + tw)</text:p>
      <text:p text:style-name="P1"><text:s text:c="4"/>n = usr * e</text:p>
      <text:p text:style-name="P1"><text:s text:c="4"/>ou</text:p>
      <text:p text:style-name="P1"><text:s text:c="4"/>n = (((tE + tw) * e) - eC)</text:p>
      <text:p text:style-name="P1"/>
      <text:p text:style-name="P1">Para o custo energético de manutenção do sistema(eC), multiplica-se o custo energia(e) do ser(eS) por tempo(t):</text:p>
      <text:p text:style-name="P1"/>
      <text:p text:style-name="P1"><text:s text:c="4"/>eC = e * t</text:p>
      <text:p text:style-name="P1"/>
      <text:p text:style-name="P1">entao para remuneração(r) pela função(F) de trabalho(w), soma-se Fw ao custo energético de manutenção do corpo(eC):</text:p>
      <text:p text:style-name="P1"/>
      <text:p text:style-name="P1"><text:s text:c="4"/>rFw = Fw + eC</text:p>
      <text:p text:style-name="P1"/>
      <text:p text:style-name="P1">Na função de estudo(E), a função(F) de trabalho(w) é igual a soma entre sistema(eC) e n:</text:p>
      <text:p text:style-name="P1"/>
      <text:p text:style-name="P1"><text:s text:c="4"/>FE = n + eC</text:p>
      <text:p text:style-name="P1"/>
      <text:p text:style-name="P1">######################################################################################################################</text:p>
      <text:p text:style-name="P1">#&lt;#&gt;######### Better viewed in half, or full screen mode. This 3 lines must fit exactly into the window ##########&lt;#&gt;</text:p>
      <text:p text:style-name="P1">######################################################################################################################</text:p>
      <text:p text:style-name="P1"/>
      <text:p text:style-name="P1"><text:soft-page-break/>startup(project)&gt;bitcoin&lt; &gt;ethereum</text:p>
      <text:p text:style-name="P1"><text:s text:c="2"/>&lt;^&gt;-------------------&lt;^&gt;state-money</text:p>
      <text:p text:style-name="P1"/>
      <text:p text:style-name="P1">startup = "hosted inside actual system presets, ex.: crowdfunding</text:p>
      <text:p text:style-name="P1"/>
      <text:p text:style-name="P1">project = deliver money/resources from a user to another(user0&lt;&gt;user00&lt;&gt;user01 ... etc)</text:p>
      <text:p text:style-name="P1"/>
      <text:p text:style-name="P1">bitcoin = holds user's coins</text:p>
      <text:p text:style-name="P1"/>
      <text:p text:style-name="P1">ethereum = optimize, keep, and organize bureoucracy from contracts and trasactions between user's</text:p>
      <text:p text:style-name="P1"/>
      <text:p text:style-name="P1">state-money = bridge local state-coins from user's to project, and from project to user's</text:p>
      <text:p text:style-name="P1"/>
      <text:p text:style-name="P1">######################################################################################################################</text:p>
      <text:p text:style-name="P1">#&lt;#&gt;######### Better viewed in half, or full screen mode. This 3 lines must fit exactly into the window ##########&lt;#&gt;</text:p>
      <text:p text:style-name="P1">######################################################################################################################</text:p>
      <text:p text:style-name="P1"/>
      <text:p text:style-name="P1">0 = OS: to produce the project from within(scan, text, edit, format)</text:p>
      <text:p text:style-name="P1">00 = email: virtual identity and messagebox</text:p>
      <text:p text:style-name="P1">01 = bitcoin wallet: to manage resources</text:p>
      <text:p text:style-name="P1">02 = github/archive/ethereum: manage and publish material from OS</text:p>
      <text:p text:style-name="P1">03 = website: gather github and archive material, plus generate a new content, making an original reference domain,</text:p>
      <text:p text:style-name="P1"><text:s text:c="16"/>while linking thus directing related profits to the bitcoin/ether wallets.</text:p>
      <text:p text:style-name="P1"><text:s text:c="5"/>01: All Project content published at website, github, archive, and ether. Social media and other portals should</text:p>
      <text:p text:style-name="P1"><text:s text:c="8"/>be included and linked to the project features at this point, leading it to the descentralization.</text:p>
      <text:p text:style-name="P1"><text:s text:c="8"/>(Youtube, Twitter, Blogs, Adsense, Facebook, Vimeo, Instagram, Numerai, Decentralized systems, etc) </text:p>
      <text:p text:style-name="P1"/>
      <text:p text:style-name="P1">######################################################################################################################</text:p>
      <text:p text:style-name="P1">#&lt;#&gt;######### Better viewed in half, or full screen mode. This 3 lines must fit exactly into the window ##########&lt;#&gt;</text:p>
      <text:p text:style-name="P1">######################################################################################################################</text:p>
      <text:p text:style-name="P1"/>
      <text:p text:style-name="P1">item = var</text:p>
      <text:p text:style-name="P1"/>
      <text:p text:style-name="P1">ad([resources]&lt;&gt;[market]&lt;&gt;[money{virtual resource)])</text:p>
      <text:p text:style-name="P1"/>
      <text:p text:style-name="P1">entity = item(s) of ad</text:p>
      <text:p text:style-name="P1"/>
      <text:p text:style-name="P1">resource = physical world: energy in general: objects, work, transactions, transport, data,energy</text:p>
      <text:p text:style-name="P1"/>
      <text:p text:style-name="P1">money = coins, ecoins, exchange(entity to needing)</text:p>
      <text:p text:style-name="P1"/>
      <text:p text:style-name="P1">ad = lead the content to the consumer that needs it, resulting in at least one exchange(data to read)</text:p>
      <text:p text:style-name="P1"/>
      <text:p text:style-name="P1"/>
      <text:p text:style-name="P1">user{ad([resources]&lt;&gt;[market]&lt;&gt;[money{virtual resource)])}</text:p>
      <text:p text:style-name="P1"/>
      <text:p text:style-name="P1">user = interpret data while use/move: data, money and resources</text:p>
      <text:p text:style-name="P1"/>
      <text:p text:style-name="P1"/>
      <text:p text:style-name="P1">system(data({user{system{ad([resources]&lt;&gt;[market]&lt;&gt;[money{virtual resource)])}}}))</text:p>
      <text:p text:style-name="P1"/>
      <text:p text:style-name="P1">system = holds all the related data, allowing and helping user's to produce resources</text:p>
      <text:p text:style-name="P1"><text:s text:c="8"/>(manage and create data: transform resources in general(as well money, ad, entity, user, and system))</text:p>
      <text:p text:style-name="P1"/>
      <text:p text:style-name="P1"><text:soft-page-break/>data = all items on system(each one, and total)</text:p>
      <text:p text:style-name="P1"/>
      <text:p text:style-name="P1">classvar(var)</text:p>
      <text:p text:style-name="P1"/>
      <text:p text:style-name="P1">energy(program)</text:p>
      <text:p text:style-name="P1"/>
      <text:p text:style-name="P1">energy = (program(energyinput - energyoutput(program)))</text:p>
      <text:p text:style-name="P1"/>
      <text:p text:style-name="P1">program = (function(function(class(var))))</text:p>
      <text:p text:style-name="P1"/>
      <text:p text:style-name="P1">function = (program(function(energy("""Function to be executed"""))))</text:p>
      <text:p text:style-name="P1"/>
      <text:p text:style-name="P1">personalagent = ai(robot(humanoid(ai)))</text:p>
      <text:p text:style-name="P1"/>
      <text:p text:style-name="P1">ai = function</text:p>
      <text:p text:style-name="P1"/>
      <text:p text:style-name="P1">robot = mechanicbody(ai)</text:p>
      <text:p text:style-name="P1"><text:s text:c="8"/>mechanic = """ physical body: built in ai function(s) pre-requisites and requisitions """</text:p>
      <text:p text:style-name="P1"><text:s text:c="8"/>body = central and total mechanic extension</text:p>
      <text:p text:style-name="P1"/>
      <text:p text:style-name="P1"><text:s text:c="8"/>for robot: robot(energy) + system(energy)</text:p>
      <text:p text:style-name="P1"><text:s text:c="12"/>system = distribution(energy) + system(energy)</text:p>
      <text:p text:style-name="P1"><text:s text:c="16"/>distribution = program(energy)</text:p>
      <text:p text:style-name="P1"/>
      <text:p text:style-name="P1"/>
      <text:p text:style-name="P1">"---------------------------------------------------------------" <text:s text:c="2"/></text:p>
      <text:p text:style-name="P1">"""""""""""""""""""""""""""""""""""""""""""""""""""""""""""""""""</text:p>
      <text:p text:style-name="P1">"""""""""""""""""""""""""""""""""""""""""""""""""""""""""""""""" <text:s text:c="3"/></text:p>
      <text:p text:style-name="P1">""""""""""""""""""""""""""""""""""""""""""""""""""""""""""""""""</text:p>
      <text:p text:style-name="P1">################################################################ <text:s text:c="3"/></text:p>
      <text:p text:style-name="P1">XXXXXXXXXXXXXXXXXXXXXXXXXXXXXXXXXXXXXXXXXXXXXXXXXXXXXXXXXXXXXXXX</text:p>
      <text:p text:style-name="P1">################################################################</text:p>
      <text:p text:style-name="P1">'''''''''''''''''''II <text:s text:c="3"/>IIII 1FTTTI $$$$$$$''''''''''''''''''''</text:p>
      <text:p text:style-name="P1">'''''''''''''''''''II <text:s text:c="3"/>II' <text:s/>__ <text:s/>I <text:s/>$$$$$$$' <text:s text:c="2"/>''''''''''''''''</text:p>
      <text:p text:style-name="P1"><text:s text:c="17"/>''II <text:s text:c="3"/>II <text:s text:c="2"/>IJ <text:s/>I <text:s/>$$$$$$$''''''''''''''''''''</text:p>
      <text:p text:style-name="P1">'''''''''''''''''''IILII IIII IIIII <text:s/>$IIIII$''''''''''''''''''''</text:p>
      <text:p text:style-name="P1">""""""""""""""""""""""""""""""""""""""""""""""""""""""""""""""""</text:p>
      <text:p text:style-name="P1">""""""""""""""""""""""""""""""""""""""""""""""""""""""""""""""""</text:p>
      <text:p text:style-name="P1">################################################################</text:p>
      <text:p text:style-name="P1">XXXXXXXXXXXXXXXXXXXXXXXXXXXXXXXXXXXXXXXXXXXXXXXXXXXXXXXXXXXXXXXX</text:p>
      <text:p text:style-name="P1">################################################################</text:p>
      <text:p text:style-name="P1">""""""""""""""""""""""""""""""""""""""""""""""""""""""""""""""""</text:p>
      <text:p text:style-name="P1">""""""""""""""""""""""""""""""""""""""""""""""""""""""""""""""""</text:p>
      <text:p text:style-name="P1">""""""""""""""""""""""""""""""""""""""""""""""""""""""""""""""""</text:p>
      <text:p text:style-name="P1">""""""""""""""""""""""""""""""""""""""""""""""""""""""""""""""""</text:p>
      <text:p text:style-name="P1">0000000000000000000000000000000000000000000000000000000000000000</text:p>
      <text:p text:style-name="P1">1111111111111111111111111111111111111111111111111111111111111111</text:p>
      <text:p text:style-name="P1">""""""""""""""""""""""""""""""""""""""""""""""""""""""""""""""""</text:p>
      <text:p text:style-name="P1">""""""""""""""""""""""""""""""""""""""""""""""""""""""""""""""""</text:p>
      <text:p text:style-name="P1">@@@@@@@@@@@@@@@@@@@@@@@@@@@@@@@@@@@@@@@@@@@@@@@@@@@@@@@@@@@@@@@@</text:p>
      <text:p text:style-name="P1"/>
      <text:p text:style-name="P1">@@@@@@@@@@@@@@@@@@@@@@@@@@@@@@@@@@@@@@@@@@@@@@@@@@@@@@@@@@@@@@@@</text:p>
      <text:p text:style-name="P1">""""""""""""""""""""""""""""""""""""""""""""""""""""""""""""""""</text:p>
      <text:p text:style-name="P1">""""""""""""""""""""""""""""""""""""""""""""""""""""""""""""""""</text:p>
      <text:p text:style-name="P1">@@@@@@@@@@@@@@@@@@@@@@@@@@@@@@@@@@@@@@@@@@@@@@@@@@@@@@@@@@@@@@@@</text:p>
      <text:p text:style-name="P1"/>
      <text:p text:style-name="P1">"""""""""""""""""""""""""""""""""""""""""""""""""""""""""""""""""</text:p>
      <text:p text:style-name="P1"/>
      <text:p text:style-name="P1">""""""""""""""""""""""""""""""""""""""""""""""""""""""""""""""""</text:p>
      <text:p text:style-name="P1"/>
      <text:p text:style-name="P1">classvar(var)</text:p>
      <text:p text:style-name="P1"/>
      <text:p text:style-name="P1">energy(program)</text:p>
      <text:p text:style-name="P1"/>
      <text:p text:style-name="P1"><text:soft-page-break/>energy = (program(energyinput - energyoutput(program)))</text:p>
      <text:p text:style-name="P1"/>
      <text:p text:style-name="P1">program = (function(function(class(var))))</text:p>
      <text:p text:style-name="P1"/>
      <text:p text:style-name="P1">function = (program(function(energy("""Function to be executed"""))))</text:p>
      <text:p text:style-name="P1"/>
      <text:p text:style-name="P1">personalagent = ai(robot(humanoid(ai)))</text:p>
      <text:p text:style-name="P1"/>
      <text:p text:style-name="P1">ai = function</text:p>
      <text:p text:style-name="P1"/>
      <text:p text:style-name="P1">robot = mechanicbody(ai)</text:p>
      <text:p text:style-name="P1"><text:s text:c="8"/>mechanic = """ physical body: built in ai function(s) pre-requisites and requisitions """</text:p>
      <text:p text:style-name="P1"><text:s text:c="8"/>body = central and total mechanic extension</text:p>
      <text:p text:style-name="P1"/>
      <text:p text:style-name="P1"><text:s text:c="8"/>for robot: robot(energy) + system(energy)</text:p>
      <text:p text:style-name="P1"><text:s text:c="12"/>system = distribution(energy) + system(energy)</text:p>
      <text:p text:style-name="P1"><text:s text:c="16"/>distribution = program(energy)</text:p>
      <text:p text:style-name="P1"/>
      <text:p text:style-name="P1">classvar(var(energy(program(energy(program)(energy(program(energy = (program(energyinput - energyoutput(program(program = (function(function(class(var(function = (program(function(energy("""Function to be executed"""(personalagent = ai(robot(humanoid(ai(ai = function(robot = mechanicbody(ai(mechanic = """ physical body: built in ai function(s) pre-requisites and requisitions """(body = central and total mechanic extension(for robot: robot(energy) + system(energy))(system = distribution(energy) + system(energy))(distribution = program(energy))))))))))))))))))))))))))))))) <text:s text:c="21"/></text:p>
      <text:p text:style-name="P1"/>
      <text:p text:style-name="P1"/>
      <text:p text:style-name="P1">program(personalagent(robot(program)) +</text:p>
      <text:p text:style-name="P1"/>
      <text:p text:style-name="P1">distribution(energy + robot(program)) + </text:p>
      <text:p text:style-name="P1"/>
      <text:p text:style-name="P1">energy((system) + </text:p>
      <text:p text:style-name="P1"/>
      <text:p text:style-name="P1">distribution((distribution(robot)) + system + </text:p>
      <text:p text:style-name="P1"/>
      <text:p text:style-name="P1">Classvar(var((distribution)</text:p>
      <text:p text:style-name="P1">classvar(var(energy(program(energy(program)(energy(program(energy = (program(energyinput - energyoutput(program(program = (function(function(class(var(function = (program(function(energy("""Function to be executed"""(personalagent = ai(robot(humanoid(ai(ai = function(robot = mechanicbody(ai(mechanic = """ physical body: built in ai function(s) pre-requisites and requisitions """(body = central and total mechanic extension(for robot: robot(energy) + system(energy))(system = distribution(energy) + system(energy))(distribution = program(energy)))))))))))))))))))))))))))))))</text:p>
      <text:p text:style-name="P1">) <text:s text:c="4"/></text:p>
      <text:p text:style-name="P1"/>
      <text:p text:style-name="P1">)</text:p>
      <text:p text:style-name="P1"/>
      <text:p text:style-name="P1">)</text:p>
      <text:p text:style-name="P1"/>
      <text:p text:style-name="P1">)</text:p>
      <text:p text:style-name="P1"/>
      <text:p text:style-name="P1">""""""""""""""""""""""""""""""""""""""""""""""""""""""""""""""""</text:p>
      <text:p text:style-name="P1"/>
      <text:p text:style-name="P1">""""""""""""""""""""""""""""""""""""""""""""""""""""""""""""""""</text:p>
      <text:p text:style-name="P1"/>
      <text:p text:style-name="P1">@@@@@@@@@@@@@@@@@@@@@@@@@@@@@@@@@@@@@@@@@@@@@@@@@@@@@@@@@@@@@@@@</text:p>
      <text:p text:style-name="P1">""""""""""""""""""""""""""""""""""""""""""""""""""""""""""""""""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03:27:12.956867861</dc:date>
    <meta:editing-duration>PT8M5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5" meta:paragraph-count="194" meta:word-count="1123" meta:character-count="11341" meta:non-whitespace-character-count="9842"/>
  </office:meta>
</office:document-meta>
</file>